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name="P2" style:parent-style-name="Standaard" style:family="paragraph">
      <style:paragraph-properties>
        <style:tab-stops>
          <style:tab-stop style:type="left" style:position="4.6347in"/>
        </style:tab-stops>
      </style:paragraph-properties>
    </style:style>
    <style:style style:name="P3" style:parent-style-name="Standaard" style:family="paragraph">
      <style:paragraph-properties>
        <style:tab-stops>
          <style:tab-stop style:type="left" style:position="4.6347in"/>
        </style:tab-stops>
      </style:paragraph-properties>
    </style:style>
    <style:style style:name="P4" style:parent-style-name="Standaard" style:family="paragraph">
      <style:paragraph-properties>
        <style:tab-stops>
          <style:tab-stop style:type="left" style:position="4.6347in"/>
        </style:tab-stops>
      </style:paragraph-properties>
    </style:style>
    <style:style style:name="P5" style:parent-style-name="Standaard" style:family="paragraph">
      <style:paragraph-properties>
        <style:tab-stops>
          <style:tab-stop style:type="left" style:position="4.6347in"/>
        </style:tab-stops>
      </style:paragraph-properties>
    </style:style>
    <style:style style:name="P6" style:parent-style-name="Standaard" style:family="paragraph">
      <style:paragraph-properties>
        <style:tab-stops>
          <style:tab-stop style:type="left" style:position="4.6347in"/>
        </style:tab-stops>
      </style:paragraph-properties>
    </style:style>
    <style:style style:name="P7" style:parent-style-name="Standaard" style:family="paragraph">
      <style:paragraph-properties>
        <style:tab-stops>
          <style:tab-stop style:type="left" style:position="4.6347in"/>
        </style:tab-stops>
      </style:paragraph-properties>
    </style:style>
    <style:style style:name="P8" style:parent-style-name="Standaard" style:family="paragraph">
      <style:paragraph-properties>
        <style:tab-stops>
          <style:tab-stop style:type="left" style:position="4.6347in"/>
        </style:tab-stops>
      </style:paragraph-properties>
    </style:style>
    <style:style style:name="P9" style:parent-style-name="Standaard" style:family="paragraph">
      <style:paragraph-properties>
        <style:tab-stops>
          <style:tab-stop style:type="left" style:position="4.6347in"/>
        </style:tab-stops>
      </style:paragraph-properties>
    </style:style>
  </office:automatic-styles>
  <office:body>
    <office:text text:use-soft-page-breaks="true">
      <text:p text:style-name="P1">Inflatie &amp; Deflatie</text:p>
      <text:p text:style-name="Standaard">Als je spaart met een doelmotief, kan dat doel na verloop van tijd duurder zijn geworden (= inflatie). Je gespaarde geld is dan niet toereikend.</text:p>
      <text:p text:style-name="P2">De koopkracht van het gespaarde geld neemt af.<text:tab/></text:p>
      <text:p text:style-name="P3"/>
      <text:p text:style-name="P4">Door inflatie is de reële rente lager dan de nominale rente.</text:p>
      <text:p text:style-name="P5">Inflatie &gt; Reële waarde spaargeld &gt; Sparen levert minder op</text:p>
      <text:p text:style-name="P6">Inflatie &gt;<text:s/>Reële waarde geleend geld &gt; Lenen kost minder op</text:p>
      <text:p text:style-name="P7"/>
      <text:p text:style-name="P8">Deflatie &gt; Reële waarde spaargeld &gt; Sparen levert meer op</text:p>
      <text:p text:style-name="P9">Deflatie &gt; Reële waarde geleend geld &gt; Lenen kost meer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wel Paton</meta:initial-creator>
    <dc:creator>Pawel Paton</dc:creator>
    <meta:creation-date>2020-12-03T09:03:00Z</meta:creation-date>
    <dc:date>2020-12-03T09:22:00Z</dc:date>
    <meta:template xlink:href="Normal" xlink:type="simple"/>
    <meta:editing-cycles>1</meta:editing-cycles>
    <meta:editing-duration>PT1140S</meta:editing-duration>
    <meta:document-statistic meta:page-count="1" meta:paragraph-count="1" meta:word-count="78" meta:character-count="508" meta:row-count="3" meta:non-whitespace-character-count="431"/>
  </office:meta>
</office:document-meta>
</file>